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Scope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Scope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Scope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cope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cop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Scope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questScop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questScopeMap.ServletRequestScopeMa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cop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cope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RequestScope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Scop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ScopeMap.contains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letRequestScope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RequestScop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questScope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